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.4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1.1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现有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20600" calcext:value-type="float">
            <text:p>20600</text:p>
          </table:table-cell>
          <table:table-cell table:formula="of:=5500*4-[.D12]" office:value-type="float" office:value="1400" calcext:value-type="float">
            <text:p>1400</text:p>
          </table:table-cell>
        </table:table-row>
      </table:table>
      <table:table table:name="202003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00/00/00</text:date>, <text:time style:data-style-name="N2" text:time-value="10:16:28.8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6T06:10:04.025910001</meta:creation-date>
    <dc:date>2020-03-08T10:16:37.180000000</dc:date>
    <meta:editing-duration>PT5H49M28S</meta:editing-duration>
    <meta:editing-cycles>39</meta:editing-cycles>
    <meta:generator>LibreOffice/6.3.4.2$Windows_X86_64 LibreOffice_project/60da17e045e08f1793c57c00ba83cdfce946d0aa</meta:generator>
    <meta:document-statistic meta:table-count="14" meta:cell-count="469" meta:object-count="0"/>
  </office:meta>
</office:document-meta>
</file>